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Messages.msgIoErrorOnSend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essages.msgSoapErrorOnSend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Messages.msgBadUrl( String url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